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style:font-name="Times New Roman" fo:font-size="8.5pt" style:font-size-asian="8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 evento 139 acostou-se processo administrativo disciplinar, no qual apurou-se falta de natureza média, tendo a apenada recebido punição.</text:span></text:p>
      <text:p text:style-name="P1"><text:span text:style-name="T1">Assim, como não sujeita a mudança de regime, não cabe a este juízo intervir quando se tratar de falta de natureza leve ou média ocorrida no</text:span></text:p>
      <text:p text:style-name="P1"><text:span text:style-name="T1">interior do presídio, apenas quando constatado ilegalidade.</text:span></text:p>
      <text:p text:style-name="Standard"><text:span text:style-name="T1">Portanto, aguarde-se 60 dias para reabilitação e busque-se novo atestado de conduta carcerár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8:12:07.291000000</meta:creation-date>
    <dc:date>2019-03-22T08:12:25.634000000</dc:date>
    <meta:editing-duration>PT19S</meta:editing-duration>
    <meta:editing-cycles>1</meta:editing-cycles>
    <meta:document-statistic meta:table-count="0" meta:image-count="0" meta:object-count="0" meta:page-count="1" meta:paragraph-count="4" meta:word-count="65" meta:character-count="431" meta:non-whitespace-character-count="370"/>
    <meta:generator>LibreOffice/6.0.3.2$Windows_X86_64 LibreOffice_project/8f48d515416608e3a835360314dac7e47fd0b821</meta:generator>
  </office:meta>
</office:document-meta>
</file>